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eb28" officeooo:paragraph-rsid="0000eb28"/>
    </style:style>
    <style:style style:name="P2" style:family="paragraph" style:parent-style-name="Standard">
      <style:text-properties officeooo:rsid="0001d0a9" officeooo:paragraph-rsid="0001d0a9"/>
    </style:style>
    <style:style style:name="P3" style:family="paragraph" style:parent-style-name="Standard">
      <style:text-properties officeooo:rsid="0003f4e1" officeooo:paragraph-rsid="0003f4e1"/>
    </style:style>
    <style:style style:name="P4" style:family="paragraph" style:parent-style-name="Standard">
      <style:text-properties officeooo:rsid="00045498" officeooo:paragraph-rsid="00045498"/>
    </style:style>
    <style:style style:name="P5" style:family="paragraph" style:parent-style-name="Standard">
      <style:text-properties fo:font-weight="normal" officeooo:rsid="0003f4e1" officeooo:paragraph-rsid="000a7856" style:font-weight-asian="normal" style:font-weight-complex="normal"/>
    </style:style>
    <style:style style:name="P6" style:family="paragraph" style:parent-style-name="Standard">
      <style:text-properties fo:font-weight="normal" officeooo:rsid="000c0dde" officeooo:paragraph-rsid="000c0dde" style:font-weight-asian="normal" style:font-weight-complex="normal"/>
    </style:style>
    <style:style style:name="P7" style:family="paragraph" style:parent-style-name="Standard">
      <style:text-properties officeooo:rsid="00022ff6" officeooo:paragraph-rsid="00022ff6"/>
    </style:style>
    <style:style style:name="P8" style:family="paragraph" style:parent-style-name="Standard">
      <style:text-properties officeooo:rsid="0008e117" officeooo:paragraph-rsid="0008e117"/>
    </style:style>
    <style:style style:name="P9" style:family="paragraph" style:parent-style-name="Standard">
      <style:text-properties officeooo:paragraph-rsid="000e133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1d0a9" style:font-weight-asian="normal" style:font-weight-complex="normal"/>
    </style:style>
    <style:style style:name="T4" style:family="text">
      <style:text-properties fo:font-weight="normal" officeooo:rsid="00022ff6" style:font-weight-asian="normal" style:font-weight-complex="normal"/>
    </style:style>
    <style:style style:name="T5" style:family="text">
      <style:text-properties fo:font-weight="normal" officeooo:rsid="0003f4e1" style:font-weight-asian="normal" style:font-weight-complex="normal"/>
    </style:style>
    <style:style style:name="T6" style:family="text">
      <style:text-properties fo:font-weight="normal" officeooo:rsid="00070737" style:font-weight-asian="normal" style:font-weight-complex="normal"/>
    </style:style>
    <style:style style:name="T7" style:family="text">
      <style:text-properties fo:font-weight="normal" officeooo:rsid="000a7856" style:font-weight-asian="normal" style:font-weight-complex="normal"/>
    </style:style>
    <style:style style:name="T8" style:family="text">
      <style:text-properties fo:font-weight="normal" officeooo:rsid="000c0dde" style:font-weight-asian="normal" style:font-weight-complex="normal"/>
    </style:style>
    <style:style style:name="T9" style:family="text">
      <style:text-properties fo:font-weight="normal" officeooo:rsid="000c54ca" style:font-weight-asian="normal" style:font-weight-complex="normal"/>
    </style:style>
    <style:style style:name="T10" style:family="text">
      <style:text-properties fo:font-weight="normal" officeooo:rsid="000e227c" style:font-weight-asian="normal" style:font-weight-complex="normal"/>
    </style:style>
    <style:style style:name="T11" style:family="text">
      <style:text-properties officeooo:rsid="000a7856"/>
    </style:style>
    <style:style style:name="T12" style:family="text">
      <style:text-properties officeooo:rsid="000c0d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Jiroskop API Yazılım Gereksinimleri</text:p>
      <text:p text:style-name="P1"/>
      <text:p text:style-name="P1">YGN_01: Jiroskop API modülü, bir gyroscope.hpp (implementation) ve bir gyroscope.hpp (header) dosyalarından oluşacaktır. </text:p>
      <text:p text:style-name="P1">YGN_02: gyrsocope.cpp ve gyroscope.hpp dosyalarındaki tüm yorumlar, Doxygen formatına uygun olarak hazırlanacaktır. </text:p>
      <text:p text:style-name="P1">YGN_03: Modül, GyroOperations sınıfını <text:span text:style-name="T1">OBU namespace </text:span><text:span text:style-name="T2">içerisinde tanımlayacaktır. </text:span></text:p>
      <text:p text:style-name="P1"><text:span text:style-name="T2">YGN_04: Modül, 100ms’de bir çalışacaktır. Her çalıştırmada, anlık üç eksenli (x, y, z) </text:span><text:span text:style-name="T3">açısal hız verisi okunacaktır. Bu sabit değerler constant olarak tanımlanacaktır.</text:span></text:p>
      <text:p text:style-name="P2"><text:span text:style-name="T2">YGN_05: gyroscope.hpp dosyasında </text:span><text:span text:style-name="T4">jiroskop sensörünün I2C adresi, çıktı register adres</text:span><text:span text:style-name="T6">leri,</text:span><text:span text:style-name="T4"> hangi I2C bus’ını kullandığı, </text:span><text:span text:style-name="T6">dosya işlemlerinde kullanılan aralık değerleri, buffer kapasiteleri, veri okunurken shift değerini belirleyen değer ve x, y, z eksenlerindeki verinin başlangıç değerleri const değer </text:span><text:span text:style-name="T4">olarak tanımlanacaktır. </text:span></text:p>
      <text:p text:style-name="P7"><text:span text:style-name="T2">YGN_06: OBU namespace içerisinde, implementasyon dosyasındaki metotların dönüş </text:span><text:span text:style-name="T5">tipi olarak kullanılmak üzere </text:span><text:span text:style-name="T6">GyroError</text:span><text:span text:style-name="T5"> isimli bir enum </text:span><text:span text:style-name="T6">class yapısı </text:span><text:span text:style-name="T5">tanımlanacaktır. </text:span></text:p>
      <text:p text:style-name="P8"><text:span text:style-name="T5">Y</text:span><text:span text:style-name="T2">GN_07: OBU namespace içerisinde, API’nin dönüş tipi olarak kullanılacak olan Gyroscope struct’ı tanımlanacaktır. Bu struct, double tipinde x, y ve z eksenlerindeki açısal değerlerini (°/s veya dps) tutacak şekilde gerçekleştirilecektir. </text:span></text:p>
      <text:p text:style-name="P3"><text:span text:style-name="T2">YGN_0</text:span><text:span text:style-name="T7">8</text:span><text:span text:style-name="T2">: </text:span><text:span text:style-name="T1">GyroOperations </text:span><text:span text:style-name="T2">sınıfı, public bir constructor ve destructor metoduna sahip olacaktır. Sınıf oluşturulduğunda dosya tanımlayıcısı olan mFileDescriptor private değişkenine I2C iletişiminin başlatılmadığını gösteren -1 değeri atanacaktır. </text:span></text:p>
      <text:p text:style-name="P5">YGN_0<text:span text:style-name="T11">9</text:span>: Modül, gyroscope.hpp dosyasındaki GyroOperations sınıfının bir metotu olan init<text:span text:style-name="T11">ialize</text:span> metotunu kullanarak I2C haberleşmesini başlatacaktır. <text:span text:style-name="T12">Initialize metodu içerisinde private olarak tanımlanacak olan writeRegister metotu kullanılarak sensörden gelen veriler registerlara yazılacaktır. </text:span></text:p>
      <text:p text:style-name="P6">YGN_10: Modül, private olarak tanımlanacak olan readGyro metodu ile sensörden gelen verilerin yazıldığı registerlardan verileri okuyacak olan readRegisters metodu private olarak tanımlanacaktır. <text:s/></text:p>
      <text:p text:style-name="P9"><text:span text:style-name="T5">YGN_</text:span><text:span text:style-name="T7">1</text:span><text:span text:style-name="T8">1</text:span><text:span text:style-name="T5">: Modül, gyroscope.hpp dosyasındaki GyroOperations sınıfının bir metotu olan </text:span><text:span text:style-name="T9">getGyroData</text:span><text:span text:style-name="T5"> metotunu kullanarak, üç eksenli (x, y, z) </text:span><text:span text:style-name="T9">açısal</text:span><text:span text:style-name="T5"> verilerini ‘</text:span>°/s<text:span text:style-name="T5">’ biriminde alacaktır. </text:span><text:span text:style-name="T10">Bu metot GyroscopeData veri tipinde değer döndürür. Private olarak tanımlanacak olan readGyro metotu kullanılarak verilerin x, y ve z değişkenlerine atanması sağlanır. Alınan ham açısal hız verisinin istenen cinste olabilmesi için kullanılan sensörün scale factörüne bölünerek bölünecektir. Bu değer gyroscope.hpp dosyasında private olarak tanımlanmıştır. Bu sayede API kullanıldığında ve örneklendiğinde açısal hız verisine x, y ve z aksislerinde ayrı ayrı erişilebilir.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7T09:24:48.552047755</meta:creation-date>
    <meta:generator>LibreOffice/7.3.7.2$Linux_X86_64 LibreOffice_project/30$Build-2</meta:generator>
    <dc:date>2024-08-09T12:05:06.808185624</dc:date>
    <meta:editing-duration>PT3H19M26S</meta:editing-duration>
    <meta:editing-cycles>5</meta:editing-cycles>
    <meta:document-statistic meta:table-count="0" meta:image-count="0" meta:object-count="0" meta:page-count="1" meta:paragraph-count="12" meta:word-count="309" meta:character-count="2640" meta:non-whitespace-character-count="2332"/>
  </office:meta>
</office:document-meta>
</file>